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8125in" fo:margin-left="0.3063in" table:align="left"/>
    </style:style>
    <style:style style:name="Table1.A" style:family="table-column">
      <style:table-column-properties style:column-width="5.8125in"/>
    </style:style>
    <style:style style:name="Table1.A1" style:family="table-cell">
      <style:table-cell-properties fo:background-color="#333333" fo:padding="0.0382in" fo:border="0.5pt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.6" style:family="table-row">
      <style:table-row-properties style:min-row-height="0.2292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2">
      <style:paragraph-properties fo:text-align="start" style:justify-single-word="false"/>
      <style:text-properties style:font-name="Arial1"/>
    </style:style>
    <style:style style:name="P2" style:family="paragraph" style:parent-style-name="Horizontal_20_Line">
      <style:paragraph-properties fo:text-align="start" style:justify-single-word="false"/>
      <style:text-properties style:font-name="Arial1"/>
    </style:style>
    <style:style style:name="P3" style:family="paragraph" style:parent-style-name="Heading_20_3">
      <style:paragraph-properties fo:text-align="start" style:justify-single-word="false"/>
      <style:text-properties style:font-name="Arial1"/>
    </style:style>
    <style:style style:name="P4" style:family="paragraph" style:parent-style-name="Heading_20_4">
      <style:paragraph-properties fo:text-align="start" style:justify-single-word="false"/>
    </style:style>
    <style:style style:name="P5" style:family="paragraph" style:parent-style-name="Text_20_body" style:list-style-name="L1">
      <style:paragraph-properties fo:text-align="start" style:justify-single-word="false"/>
    </style:style>
    <style:style style:name="P6" style:family="paragraph" style:parent-style-name="Text_20_body" style:list-style-name="L1">
      <style:paragraph-properties fo:text-align="start" style:justify-single-word="false"/>
      <style:text-properties style:font-name="Arial1"/>
    </style:style>
    <style:style style:name="P7" style:family="paragraph" style:parent-style-name="Text_20_body" style:list-style-name="L2">
      <style:paragraph-properties fo:text-align="start" style:justify-single-word="false"/>
    </style:style>
    <style:style style:name="P8" style:family="paragraph" style:parent-style-name="Text_20_body" style:list-style-name="L2">
      <style:paragraph-properties fo:text-align="start" style:justify-single-word="false"/>
      <style:text-properties style:font-name="Arial1"/>
    </style:style>
    <style:style style:name="P9" style:family="paragraph" style:parent-style-name="Text_20_body" style:list-style-name="L3">
      <style:paragraph-properties fo:text-align="start" style:justify-single-word="false"/>
    </style:style>
    <style:style style:name="P10" style:family="paragraph" style:parent-style-name="Text_20_body" style:list-style-name="L3">
      <style:paragraph-properties fo:text-align="start" style:justify-single-word="false"/>
      <style:text-properties style:font-name="Arial1"/>
    </style:style>
    <style:style style:name="P11" style:family="paragraph" style:parent-style-name="Text_20_body" style:list-style-name="L4">
      <style:paragraph-properties fo:text-align="start" style:justify-single-word="false"/>
    </style:style>
    <style:style style:name="P12" style:family="paragraph" style:parent-style-name="Text_20_body" style:list-style-name="L4">
      <style:paragraph-properties fo:text-align="start" style:justify-single-word="false"/>
      <style:text-properties style:font-name="Arial1"/>
    </style:style>
    <style:style style:name="P13" style:family="paragraph" style:parent-style-name="Text_20_body" style:list-style-name="L5">
      <style:paragraph-properties fo:text-align="start" style:justify-single-word="false"/>
      <style:text-properties style:font-name="Arial1"/>
    </style:style>
    <style:style style:name="P14" style:family="paragraph" style:parent-style-name="Standard">
      <style:paragraph-properties fo:text-align="start" style:justify-single-word="false"/>
      <style:text-properties style:font-name="Arial1" officeooo:paragraph-rsid="000beee8"/>
    </style:style>
    <style:style style:name="P15" style:family="paragraph" style:parent-style-name="Standard">
      <style:paragraph-properties fo:text-align="start" style:justify-single-word="false"/>
      <style:text-properties fo:color="#81d41a" loext:opacity="100%" style:font-name="Arial1" officeooo:paragraph-rsid="000beee8"/>
    </style:style>
    <style:style style:name="P16" style:family="paragraph" style:parent-style-name="Horizontal_20_Line">
      <style:text-properties style:font-name="Arial1" officeooo:paragraph-rsid="000beee8"/>
    </style:style>
    <style:style style:name="P17" style:family="paragraph" style:parent-style-name="Heading_20_3">
      <style:paragraph-properties fo:text-align="start" style:justify-single-word="false"/>
      <style:text-properties style:font-name="Arial1" officeooo:paragraph-rsid="000beee8"/>
    </style:style>
    <style:style style:name="P18" style:family="paragraph" style:parent-style-name="Text_20_body" style:list-style-name="L6">
      <style:text-properties style:font-name="Arial1"/>
    </style:style>
    <style:style style:name="P19" style:family="paragraph" style:parent-style-name="Horizontal_20_Line">
      <style:text-properties style:font-name="Arial1"/>
    </style:style>
    <style:style style:name="P20" style:family="paragraph" style:parent-style-name="Heading_20_3">
      <style:text-properties style:font-name="Arial1"/>
    </style:style>
    <style:style style:name="P21" style:family="paragraph" style:parent-style-name="Heading_20_4">
      <style:text-properties style:font-name="Arial1"/>
    </style:style>
    <style:style style:name="P22" style:family="paragraph" style:parent-style-name="Text_20_body" style:list-style-name="L7">
      <style:text-properties style:font-name="Arial1"/>
    </style:style>
    <style:style style:name="P23" style:family="paragraph" style:parent-style-name="Table_20_Contents">
      <style:paragraph-properties fo:text-align="start" style:justify-single-word="false"/>
      <style:text-properties style:font-name="Arial1"/>
    </style:style>
    <style:style style:name="P24" style:family="paragraph" style:parent-style-name="Table_20_Contents">
      <style:paragraph-properties fo:text-align="start" style:justify-single-word="false"/>
      <style:text-properties style:font-name="Arial1" officeooo:paragraph-rsid="000d8000"/>
    </style:style>
    <style:style style:name="P25" style:family="paragraph" style:parent-style-name="Heading_20_3">
      <style:text-properties style:font-name="Arial1" fo:language="el" fo:country="GR" officeooo:rsid="000d8000" officeooo:paragraph-rsid="000d8000"/>
    </style:style>
    <style:style style:name="P26" style:family="paragraph" style:parent-style-name="Horizontal_20_Line">
      <style:text-properties style:font-name="Arial1" officeooo:paragraph-rsid="000d8000"/>
    </style:style>
    <style:style style:name="P27" style:family="paragraph" style:parent-style-name="Text_20_body">
      <style:text-properties style:font-name="Arial1" fo:language="el" fo:country="GR" officeooo:rsid="000d8000" officeooo:paragraph-rsid="000d8000"/>
    </style:style>
    <style:style style:name="P28" style:family="paragraph" style:parent-style-name="Text_20_body">
      <style:text-properties style:font-name="Arial1" fo:language="el" fo:country="GR" fo:font-weight="bold" officeooo:rsid="000d8000" officeooo:paragraph-rsid="000d8000" style:font-weight-asian="bold" style:font-weight-complex="bold"/>
    </style:style>
    <style:style style:name="P29" style:family="paragraph" style:parent-style-name="Text_20_body">
      <style:text-properties style:font-name="Arial1" fo:language="el" fo:country="GR" officeooo:rsid="000d8000"/>
    </style:style>
    <style:style style:name="P30" style:family="paragraph" style:parent-style-name="Horizontal_20_Line">
      <style:paragraph-properties fo:margin-top="0in" fo:margin-bottom="0.0972in" style:contextual-spacing="false" fo:line-height="115%"/>
      <style:text-properties style:font-name="Arial1" fo:language="el" fo:country="GR" officeooo:rsid="000d8000"/>
    </style:style>
    <style:style style:name="P31" style:family="paragraph" style:parent-style-name="Heading_20_2">
      <style:paragraph-properties fo:margin-top="0in" fo:margin-bottom="0.0972in" style:contextual-spacing="false" fo:line-height="115%"/>
      <style:text-properties style:font-name="Arial1" fo:language="el" fo:country="GR" officeooo:rsid="000d8000"/>
    </style:style>
    <style:style style:name="P32" style:family="paragraph" style:parent-style-name="Table_20_Contents">
      <style:text-properties style:font-name="Arial1" fo:language="el" fo:country="GR" fo:font-weight="bold" officeooo:rsid="000d8000" officeooo:paragraph-rsid="000d8000" style:font-weight-asian="bold" style:font-weight-complex="bold"/>
    </style:style>
    <style:style style:name="P33" style:family="paragraph" style:parent-style-name="Table_20_Contents">
      <style:text-properties style:font-name="Arial1" officeooo:rsid="000d8000" officeooo:paragraph-rsid="000d8000"/>
    </style:style>
    <style:style style:name="P34" style:family="paragraph" style:parent-style-name="Table_20_Contents">
      <style:text-properties style:font-name="Arial1"/>
    </style:style>
    <style:style style:name="P35" style:family="paragraph" style:parent-style-name="Heading_20_2">
      <style:text-properties style:font-name="Arial1" fo:language="el" fo:country="GR" officeooo:rsid="000d8000" officeooo:paragraph-rsid="000d8000"/>
    </style:style>
    <style:style style:name="P36" style:family="paragraph" style:parent-style-name="Heading_20_3">
      <style:paragraph-properties fo:margin-top="0in" fo:margin-bottom="0.0972in" style:contextual-spacing="false" fo:line-height="115%"/>
      <style:text-properties style:font-name="Arial1" fo:language="el" fo:country="GR" officeooo:rsid="000d8000"/>
    </style:style>
    <style:style style:name="P37" style:family="paragraph" style:parent-style-name="Text_20_body" style:list-style-name="L8">
      <style:text-properties style:font-name="Arial1" fo:language="el" fo:country="GR" officeooo:rsid="000d8000"/>
    </style:style>
    <style:style style:name="P38" style:family="paragraph" style:parent-style-name="Text_20_body" style:list-style-name="L9">
      <style:text-properties style:font-name="Arial1" fo:language="el" fo:country="GR" officeooo:rsid="000d8000"/>
    </style:style>
    <style:style style:name="P39" style:family="paragraph" style:parent-style-name="Text_20_body" style:list-style-name="L10">
      <style:text-properties style:font-name="Arial1" fo:language="el" fo:country="GR" officeooo:rsid="000d8000"/>
    </style:style>
    <style:style style:name="P40" style:family="paragraph" style:parent-style-name="Text_20_body" style:list-style-name="L11">
      <style:text-properties style:font-name="Arial1" fo:language="el" fo:country="GR" officeooo:rsid="000d8000"/>
    </style:style>
    <style:style style:name="P41" style:family="paragraph" style:parent-style-name="Text_20_body" style:list-style-name="L12">
      <style:text-properties style:font-name="Arial1" fo:language="el" fo:country="GR" officeooo:rsid="000d8000"/>
    </style:style>
    <style:style style:name="T1" style:family="text">
      <style:text-properties style:font-name="Arial1"/>
    </style:style>
    <style:style style:name="T2" style:family="text">
      <style:text-properties fo:color="#81d41a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Οδηγός για Προγραμματιστές – Software Engineering Project</text:h>
      <text:p text:style-name="P2"/>
      <text:h text:style-name="P3" text:outline-level="3">1️. ΑΝΑΛΥΣΗ ΑΠΑΙΤΗΣΕΩΝ</text:h>
      <text:h text:style-name="P4" text:outline-level="4"><text:span text:style-name="Strong_20_Emphasis"><text:span text:style-name="T1">1.1 Διαγράμματα Ροής Δεδομένων (ΔΡΔ - DFD)</text:span></text:span></text:h>
      <text:list text:style-name="L1">
        <text:list-item>
          <text:p text:style-name="P5"><text:span text:style-name="T1">Χρησιμοποιούνται για να δείξεις </text:span><text:span text:style-name="Strong_20_Emphasis"><text:span text:style-name="T1">πώς ρέουν τα δεδομένα</text:span></text:span><text:span text:style-name="T1"> μέσα στο σύστημα.</text:span></text:p>
        </text:list-item>
        <text:list-item>
          <text:p text:style-name="P6">Επίπεδα: Level 0 (context), Level 1 (subsystems), Level 2 (λεπτομέρειες).</text:p>
        </text:list-item>
        <text:list-item>
          <text:p text:style-name="P5"><text:span text:style-name="T1">Εργαλεία: </text:span><text:a xlink:type="simple" xlink:href="https://draw.io/" office:target-frame-name="_new" xlink:show="replace" text:style-name="Internet_20_link" text:visited-style-name="Visited_20_Internet_20_Link"><text:span text:style-name="T1">Draw.io</text:span></text:a><text:span text:style-name="T1">, Lucidchart, Creately</text:span></text:p>
        </text:list-item>
        <text:list-item>
          <text:p text:style-name="P6">Παράδειγμα:</text:p>
          <text:list>
            <text:list-item>
              <text:p text:style-name="P6">Είσοδος: "Αίτηση Κράτησης"</text:p>
            </text:list-item>
            <text:list-item>
              <text:p text:style-name="P6">Επεξεργασία: "Έλεγχος Διαθεσιμότητας"</text:p>
            </text:list-item>
            <text:list-item>
              <text:p text:style-name="P6">Έξοδος: "Επιβεβαίωση Κράτησης"</text:p>
            </text:list-item>
          </text:list>
        </text:list-item>
      </text:list>
      <text:h text:style-name="P4" text:outline-level="4"><text:span text:style-name="Strong_20_Emphasis"><text:span text:style-name="T1">1.2 Διάγραμμα Οντοτήτων – Συσχετίσεων (ERD)</text:span></text:span></text:h>
      <text:list text:style-name="L2">
        <text:list-item>
          <text:p text:style-name="P7"><text:span text:style-name="T1">Χρησιμοποιείται για σχεδίαση της </text:span><text:span text:style-name="Strong_20_Emphasis"><text:span text:style-name="T1">βάσης δεδομένων</text:span></text:span><text:span text:style-name="T1">.</text:span></text:p>
        </text:list-item>
        <text:list-item>
          <text:p text:style-name="P8">Δείχνει οντότητες (π.χ. Πελάτης, Ταξίδι) και τις μεταξύ τους σχέσεις (π.χ. Κάνει κράτηση).</text:p>
        </text:list-item>
        <text:list-item>
          <text:p text:style-name="P8">Εργαλεία: dbdiagram.io, MySQL Workbench, Lucidchart</text:p>
        </text:list-item>
      </text:list>
      <text:h text:style-name="P4" text:outline-level="4"><text:span text:style-name="Strong_20_Emphasis"><text:span text:style-name="T1">1.3 Διαγράμματα Κλάσεων (UML)</text:span></text:span></text:h>
      <text:list text:style-name="L3">
        <text:list-item>
          <text:p text:style-name="P9"><text:span text:style-name="T1">Δείχνουν την </text:span><text:span text:style-name="Strong_20_Emphasis"><text:span text:style-name="T1">αντικειμενοστραφή σχεδίαση</text:span></text:span><text:span text:style-name="T1">.</text:span></text:p>
        </text:list-item>
        <text:list-item>
          <text:p text:style-name="P10">Περιλαμβάνουν κλάσεις, ιδιότητες, μεθόδους και σχέσεις μεταξύ τους.</text:p>
        </text:list-item>
        <text:list-item>
          <text:p text:style-name="P10">Εργαλεία: StarUML, Lucidchart, Visual Paradigm</text:p>
        </text:list-item>
      </text:list>
      <text:p text:style-name="P2"/>
      <text:h text:style-name="P3" text:outline-level="3">2️. ΣΧΕΔΙΑΣΗ</text:h>
      <text:h text:style-name="P4" text:outline-level="4"><text:span text:style-name="Strong_20_Emphasis"><text:span text:style-name="T1">2.1 Διάγραμμα Δομικής Αποσύνθεσης (DD / Decomposition Diagram)</text:span></text:span></text:h>
      <text:list text:style-name="L4">
        <text:list-item>
          <text:p text:style-name="P11"><text:span text:style-name="T1">Ιεραρχική παρουσίαση των </text:span><text:span text:style-name="Strong_20_Emphasis"><text:span text:style-name="T1">λειτουργικών μονάδων</text:span></text:span><text:span text:style-name="T1"> του συστήματος.</text:span></text:p>
        </text:list-item>
        <text:list-item>
          <text:p text:style-name="P12">Παράδειγμα για travel agency:</text:p>
          <text:list>
            <text:list-item>
              <text:p text:style-name="P12">Κεντρικό Σύστημα</text:p>
              <text:list>
                <text:list-item>
                  <text:p text:style-name="P12">Διαχείριση Πελατών</text:p>
                </text:list-item>
                <text:list-item>
                  <text:p text:style-name="P12"><text:soft-page-break/>Διαχείριση Κρατήσεων</text:p>
                </text:list-item>
                <text:list-item>
                  <text:p text:style-name="P12">Αναφορές</text:p>
                </text:list-item>
              </text:list>
            </text:list-item>
          </text:list>
        </text:list-item>
      </text:list>
      <text:h text:style-name="P4" text:outline-level="4"><text:span text:style-name="Strong_20_Emphasis"><text:span text:style-name="T1">2.2 Τεκμηρίωση Συναρτήσεων / Κλάσεων – Μεθόδων</text:span></text:span></text:h>
      <text:list text:style-name="L5">
        <text:list-item>
          <text:p text:style-name="P13">Π.χ. Για κάθε μέθοδο γράφεις:</text:p>
        </text:list-item>
      </text:list>
      <text:p text:style-name="P14"><text:tab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4">def checkAvailability(trip_id: int, date: str) -&gt; bool:</text:p>
            <text:p text:style-name="P14"><text:s text:c="4"/><text:tab/><text:span text:style-name="T2">"""</text:span></text:p>
            <text:p text:style-name="P15"><text:s text:c="4"/><text:tab/>Ελέγχει αν υπάρχει διαθεσιμότητα για το συγκεκριμένο ταξίδι.</text:p>
            <text:p text:style-name="P15"><text:s text:c="4"/><text:tab/>:param trip_id: ID ταξιδιού</text:p>
            <text:p text:style-name="P15"><text:s text:c="4"/><text:tab/>:param date: Ημερομηνία</text:p>
            <text:p text:style-name="P15"><text:s text:c="4"/><text:tab/>:return: True αν υπάρχει διαθεσιμότητα, αλλιώς False</text:p>
            <text:p text:style-name="P15"><text:s text:c="4"/><text:tab/>"""</text:p>
          </table:table-cell>
        </table:table-row>
      </table:table>
      <text:p text:style-name="P14"><text:tab/></text:p>
      <text:p text:style-name="P14"/>
      <text:p text:style-name="P16"/>
      <text:h text:style-name="P17" text:outline-level="3">3️. ΚΩΔΙΚΟΠΟΙΗΣΗ &amp; ΕΣΩΤΕΡΙΚΗ ΤΕΚΜΗΡΙΩΣΗ</text:h>
      <text:list text:style-name="L6">
        <text:list-item>
          <text:p text:style-name="P18">Γράφε καθαρό, modular, καλά σχολιασμένο κώδικα.</text:p>
        </text:list-item>
        <text:list-item>
          <text:p text:style-name="P18">Κάνε χρήση δομών OOP (αντικειμενοστραφής).</text:p>
        </text:list-item>
        <text:list-item>
          <text:p text:style-name="P18">Χρησιμοποίησε τεκμηρίωση τύπου docstring (Python), Javadoc (Java) ή XML Comments (C#).</text:p>
        </text:list-item>
      </text:list>
      <text:p text:style-name="P19"/>
      <text:h text:style-name="P20" text:outline-level="3">4️. ΕΚΣΦΑΛΜΑΤΩΣΗ (Debugging)</text:h>
      <text:h text:style-name="P21" text:outline-level="4"><text:span text:style-name="Strong_20_Emphasis">Βήματα συνεργασίας με τον Ελεγκτή:</text:span></text:h>
      <text:list text:style-name="L7">
        <text:list-item>
          <text:p text:style-name="P22"><text:span text:style-name="Strong_20_Emphasis">Παράδοση Τμήματος Κώδικα</text:span></text:p>
          <text:list>
            <text:list-item>
              <text:p text:style-name="P22">Upload σε git ή email με συνοδευτική τεκμηρίωση.</text:p>
            </text:list-item>
          </text:list>
        </text:list-item>
        <text:list-item>
          <text:p text:style-name="P22"><text:span text:style-name="Strong_20_Emphasis">Παραλαβή Αποτελεσμάτων Ελέγχου</text:span></text:p>
          <text:list>
            <text:list-item>
              <text:p text:style-name="P22">Ο ελεγκτής σου στέλνει αναφορά με σφάλματα.</text:p>
            </text:list-item>
          </text:list>
        </text:list-item>
        <text:list-item>
          <text:p text:style-name="P22"><text:span text:style-name="Strong_20_Emphasis">Σχεδίαση Διόρθωσης</text:span></text:p>
          <text:list>
            <text:list-item>
              <text:p text:style-name="P22">Καταγραφή των βημάτων που θα ακολουθήσεις.</text:p>
            </text:list-item>
          </text:list>
        </text:list-item>
        <text:list-item>
          <text:p text:style-name="P22"><text:span text:style-name="Strong_20_Emphasis">Διόρθωση</text:span></text:p>
          <text:list>
            <text:list-item>
              <text:p text:style-name="P22">Εφαρμογή αλλαγών και τεστ.</text:p>
            </text:list-item>
          </text:list>
        </text:list-item>
        <text:list-item>
          <text:p text:style-name="P22"><text:span text:style-name="Strong_20_Emphasis">Έλεγχος</text:span></text:p>
          <text:list>
            <text:list-item>
              <text:p text:style-name="P22">Τοπικός επανέλεγχος (unit tests, manual testing).</text:p>
            </text:list-item>
          </text:list>
        </text:list-item>
        <text:list-item>
          <text:p text:style-name="P22"><text:soft-page-break/><text:span text:style-name="Strong_20_Emphasis">Παράδοση Διορθωμένου Κώδικα</text:span></text:p>
          <text:list>
            <text:list-item>
              <text:p text:style-name="P22">Ξανά στον ελεγκτή για επιβεβαίωση.</text:p>
            </text:list-item>
          </text:list>
        </text:list-item>
      </text:list>
      <text:p text:style-name="P19"/>
      <text:h text:style-name="P20" text:outline-level="3">Προτεινόμενα Εργαλεία</text:h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3">UML &amp; Διαγράμματα </text:p>
          </table:table-cell>
          <table:table-cell table:style-name="Table2.B1" office:value-type="string">
            <text:p text:style-name="P23">Lucidchart, StarUML, Draw.io </text:p>
          </table:table-cell>
        </table:table-row>
        <table:table-row>
          <table:table-cell table:style-name="Table2.A2" office:value-type="string">
            <text:p text:style-name="P23">Βάσεις Δεδομένων </text:p>
          </table:table-cell>
          <table:table-cell table:style-name="Table2.B2" office:value-type="string">
            <text:p text:style-name="P23">dbdiagram.io, MySQL Workbench </text:p>
          </table:table-cell>
        </table:table-row>
        <table:table-row>
          <table:table-cell table:style-name="Table2.A2" office:value-type="string">
            <text:p text:style-name="P23">IDEs </text:p>
          </table:table-cell>
          <table:table-cell table:style-name="Table2.B2" office:value-type="string">
            <text:p text:style-name="P23">VS Code, PyCharm, IntelliJ </text:p>
          </table:table-cell>
        </table:table-row>
        <table:table-row>
          <table:table-cell table:style-name="Table2.A2" office:value-type="string">
            <text:p text:style-name="P23">Git / Versioning </text:p>
          </table:table-cell>
          <table:table-cell table:style-name="Table2.B2" office:value-type="string">
            <text:p text:style-name="P23">GitHub, GitLab, Bitbucket </text:p>
          </table:table-cell>
        </table:table-row>
        <table:table-row>
          <table:table-cell table:style-name="Table2.A2" office:value-type="string">
            <text:p text:style-name="P23">Testing </text:p>
          </table:table-cell>
          <table:table-cell table:style-name="Table2.B2" office:value-type="string">
            <text:p text:style-name="P23">JUnit (Java), pytest (Python) </text:p>
          </table:table-cell>
        </table:table-row>
        <table:table-row table:style-name="Table2.6">
          <table:table-cell table:style-name="Table2.A2" office:value-type="string">
            <text:p text:style-name="P24">Documentation </text:p>
          </table:table-cell>
          <table:table-cell table:style-name="Table2.B2" office:value-type="string">
            <text:p text:style-name="P23">MkDocs, Sphinx, LaTeX </text:p>
          </table:table-cell>
        </table:table-row>
      </table:table>
      <text:h text:style-name="P25" text:outline-level="3"/>
      <text:p text:style-name="P26"/>
      <text:h text:style-name="P25" text:outline-level="3">ΠΑΡΑΔΕΙΓΜΑΤΑ</text:h>
      <text:p text:style-name="P27"/>
      <text:p text:style-name="P28">1. ΔΡΔ</text:p>
      <text:p text:style-name="P27">τόσο το <text:span text:style-name="Source_20_Text">Admin</text:span> όσο και το <text:span text:style-name="Source_20_Text">Employee</text:span> έχουν <text:span text:style-name="Strong_20_Emphasis">πολλές διεργασίες</text:span> και συνδέονται με άλλες κλάσεις και με <text:span text:style-name="Strong_20_Emphasis">βάση δεδομένων</text:span>, τότε μπορούμε πλέον να <text:span text:style-name="Strong_20_Emphasis">δούμε καθαρά πώς εφαρμόζονται τα Levels</text:span> πάνω τους.</text:p>
      <text:p text:style-name="P29">Πάμε να στο δείξω <text:span text:style-name="Strong_20_Emphasis">με απλό σχήμα λογικής και παραδείγματα</text:span>, για να το καταλάβεις μια και καλή 👇</text:p>
      <text:p text:style-name="P30"/>
      <text:h text:style-name="P31" text:outline-level="2">🧱 1. Η βασική ιδέα των DFD Levels</text:h>
      <text:p text:style-name="P29">Δεν υπάρχει "1 διάγραμμα ανά κλάση".</text:p>
      <text:p text:style-name="P29">Υπάρχουν <text:span text:style-name="Strong_20_Emphasis">διαγράμματα ανά επίπεδο ανάλυσης λειτουργιών</text:span>: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32">Επιπεδο</text:p>
          </table:table-cell>
          <table:table-cell table:style-name="Table3.B1" office:value-type="string">
            <text:p text:style-name="P32">Τι δειχνει</text:p>
          </table:table-cell>
        </table:table-row>
        <table:table-row>
          <table:table-cell table:style-name="Table3.A2" office:value-type="string">
            <text:p text:style-name="P33">Level 0</text:p>
          </table:table-cell>
          <table:table-cell table:style-name="Table3.B2" office:value-type="string">
            <text:p text:style-name="P34">Όλο το σύστημα ως 1 κουτί – γενική είσοδος/έξοδος </text:p>
          </table:table-cell>
        </table:table-row>
        <table:table-row>
          <table:table-cell table:style-name="Table3.A2" office:value-type="string">
            <text:p text:style-name="P33">Level 1</text:p>
          </table:table-cell>
          <table:table-cell table:style-name="Table3.B2" office:value-type="string">
            <text:p text:style-name="P34">Σπάει αυτό το κουτί σε βασικές λειτουργίες (π.χ. Login, Admin, Employee) </text:p>
          </table:table-cell>
        </table:table-row>
        <table:table-row>
          <table:table-cell table:style-name="Table3.A2" office:value-type="string">
            <text:p text:style-name="P33">Level 2</text:p>
          </table:table-cell>
          <table:table-cell table:style-name="Table3.B2" office:value-type="string">
            <text:p text:style-name="P34">Σπάει <text:span text:style-name="Emphasis">κάθε μία</text:span> από αυτές τις λειτουργίες σε μικρότερα βήματα </text:p>
          </table:table-cell>
        </table:table-row>
        <table:table-row>
          <table:table-cell table:style-name="Table3.A2" office:value-type="string">
            <text:p text:style-name="P33">Level 3</text:p>
          </table:table-cell>
          <table:table-cell table:style-name="Table3.B2" office:value-type="string">
            <text:p text:style-name="P34">Αν χρειάζεται, πιο λεπτομερής ανάλυση π.χ. ροές σε μια φόρμα </text:p>
          </table:table-cell>
        </table:table-row>
      </table:table>
      <text:h text:style-name="P35" text:outline-level="2"><text:soft-page-break/>Στην πράξη, με βάση το δικό σου σύστημα:</text:h>
      <text:h text:style-name="P36" text:outline-level="3">✅ <text:span text:style-name="Strong_20_Emphasis">Level 0</text:span></text:h>
      <text:p text:style-name="P29">Εμφανίζει μόνο:</text:p>
      <text:list text:style-name="L8">
        <text:list-item>
          <text:p text:style-name="P37">[Admin] και [Employee]</text:p>
        </text:list-item>
        <text:list-item>
          <text:p text:style-name="P37">Μία διεργασία: <text:span text:style-name="Source_20_Text">(Σύστημα Διαχείρισης Ταξιδιών)</text:span></text:p>
        </text:list-item>
        <text:list-item>
          <text:p text:style-name="P37">Μία βάση: <text:span text:style-name="Source_20_Text">[Βάση Δεδομένων]</text:span></text:p>
        </text:list-item>
      </text:list>
      <text:h text:style-name="P36" text:outline-level="3"/>
      <text:h text:style-name="P36" text:outline-level="3">✅ <text:span text:style-name="Strong_20_Emphasis">Level 1</text:span></text:h>
      <text:p text:style-name="P29">Σπάει το σύστημα σε βασικά κομμάτια:</text:p>
      <text:list text:style-name="L9">
        <text:list-item>
          <text:p text:style-name="P38"><text:span text:style-name="Source_20_Text">(1.1 Login)</text:span></text:p>
        </text:list-item>
        <text:list-item>
          <text:p text:style-name="P38"><text:span text:style-name="Source_20_Text">(1.2 Admin Panel)</text:span></text:p>
        </text:list-item>
        <text:list-item>
          <text:p text:style-name="P38"><text:span text:style-name="Source_20_Text">(1.3 Employee Panel)</text:span></text:p>
        </text:list-item>
        <text:list-item>
          <text:p text:style-name="P38">Όλα συνδέονται με <text:span text:style-name="Source_20_Text">[DB]</text:span> ή άλλες αποθήκες</text:p>
        </text:list-item>
      </text:list>
      <text:h text:style-name="P36" text:outline-level="3"/>
      <text:h text:style-name="P36" text:outline-level="3">✅ <text:span text:style-name="Strong_20_Emphasis">Level 2 (Admin Panel)</text:span></text:h>
      <text:p text:style-name="P29">Σπάει τη διεργασία Admin σε μικρές διεργασίες:</text:p>
      <text:list text:style-name="L10">
        <text:list-item>
          <text:p text:style-name="P39"><text:span text:style-name="Source_20_Text">(2.1 Διαχείριση Προσωπικού)</text:span></text:p>
        </text:list-item>
        <text:list-item>
          <text:p text:style-name="P39"><text:span text:style-name="Source_20_Text">(2.2 Παρακολούθηση Κρατήσεων)</text:span></text:p>
        </text:list-item>
        <text:list-item>
          <text:p text:style-name="P39"><text:span text:style-name="Source_20_Text">(2.3 Αναφορές)</text:span></text:p>
        </text:list-item>
        <text:list-item>
          <text:p text:style-name="P39"><text:span text:style-name="Source_20_Text">(2.4 Πληρωμές)</text:span></text:p>
        </text:list-item>
      </text:list>
      <text:p text:style-name="P29">Κάθε μία <text:span text:style-name="Strong_20_Emphasis">διασυνδέεται με πίνακες DB</text:span> και ίσως με άλλες κλάσεις (π.χ. <text:span text:style-name="Source_20_Text">UserManager</text:span>, <text:span text:style-name="Source_20_Text">BookingReport</text:span>).</text:p>
      <text:h text:style-name="P36" text:outline-level="3"/>
      <text:h text:style-name="P36" text:outline-level="3">✅ <text:span text:style-name="Strong_20_Emphasis">Level 2 (Employee Panel)</text:span></text:h>
      <text:list text:style-name="L11">
        <text:list-item>
          <text:p text:style-name="P40"><text:span text:style-name="Source_20_Text">(2.1 Δημιουργία Νέας Κράτησης)</text:span></text:p>
        </text:list-item>
        <text:list-item>
          <text:p text:style-name="P40"><text:span text:style-name="Source_20_Text">(2.2 Διαχείριση Πελατών)</text:span></text:p>
        </text:list-item>
        <text:list-item>
          <text:p text:style-name="P40"><text:span text:style-name="Source_20_Text">(2.3 Προβολή Διαθεσιμότητας)</text:span></text:p>
        </text:list-item>
        <text:list-item>
          <text:p text:style-name="P40">κ.λπ.</text:p>
        </text:list-item>
      </text:list>
      <text:h text:style-name="P31" text:outline-level="2"><text:soft-page-break/>🛠️ Άρα τι κάνεις εσύ;</text:h>
      <text:list text:style-name="L12">
        <text:list-item>
          <text:p text:style-name="P41">Κάνεις <text:span text:style-name="Strong_20_Emphasis">Level 0</text:span>: δείχνεις όλο το σύστημα.</text:p>
        </text:list-item>
        <text:list-item>
          <text:p text:style-name="P41">Κάνεις <text:span text:style-name="Strong_20_Emphasis">Level 1</text:span>: βάζεις τις βασικές διεργασίες (Login, Admin, Employee).</text:p>
        </text:list-item>
        <text:list-item>
          <text:p text:style-name="P41">Κάνεις <text:span text:style-name="Strong_20_Emphasis">Level 2 για Admin και Employee</text:span>: δείχνεις τι κάνουν εσωτερικά.</text:p>
        </text:list-item>
        <text:list-item>
          <text:p text:style-name="P41">(Αν χρειάζεται) πας σε <text:span text:style-name="Strong_20_Emphasis">Level 3</text:span> για λεπτομέρειες μιας υποδιεργασίας.</text:p>
        </text:list-item>
      </text:list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14:26:28.396706500</meta:creation-date>
    <dc:date>2025-04-17T15:23:54.582057600</dc:date>
    <meta:editing-duration>PT45M55S</meta:editing-duration>
    <meta:editing-cycles>1</meta:editing-cycles>
    <meta:document-statistic meta:table-count="3" meta:image-count="0" meta:object-count="0" meta:page-count="5" meta:paragraph-count="114" meta:word-count="608" meta:character-count="3962" meta:non-whitespace-character-count="3468"/>
    <meta:generator>LibreOffice/25.2.2.2$Windows_X86_64 LibreOffice_project/7370d4be9e3cf6031a51beef54ff3bda878e3fac</meta:generator>
  </office:meta>
</office:document-meta>
</file>